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A0000021FB0C1BB05.png" manifest:media-type="image/png"/>
  <manifest:file-entry manifest:full-path="Pictures/100000010000033C000001FD7B52A1A0.png" manifest:media-type="image/png"/>
  <manifest:file-entry manifest:full-path="Pictures/10000001000001A000000106938A76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2" style:family="graphic" style:parent-style-name="standard">
      <style:graphic-properties draw:stroke="solid" svg:stroke-width="0.068cm" svg:stroke-color="#000000" draw:stroke-linejoin="round" svg:stroke-linecap="butt" draw:fill="none" fo:padding-top="0.034cm" fo:padding-bottom="0.034cm" fo:padding-left="0.034cm" fo:padding-right="0.034cm" loext:decorative="false"/>
    </style:style>
    <style:style style:name="gr3" style:family="graphic" style:parent-style-name="standard">
      <style:graphic-properties draw:stroke="solid" svg:stroke-width="0.022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0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48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36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6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59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5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6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7" style:family="paragraph">
      <style:paragraph-properties fo:text-align="justify" style:writing-mode="lr-tb"/>
    </style:style>
    <style:style style:name="P8" style:family="paragraph">
      <loext:graphic-properties draw:fill="none"/>
      <style:paragraph-properties fo:text-align="justify"/>
      <style:text-properties fo:font-size="8.69999980926514pt" style:font-size-asian="8.69999980926514pt" style:font-size-complex="8.69999980926514pt"/>
    </style:style>
    <style:style style:name="P9" style:family="paragraph">
      <loext:graphic-properties draw:fill="none"/>
      <style:paragraph-properties fo:text-align="start"/>
      <style:text-properties fo:font-size="8.69999980926514pt" style:font-size-asian="8.69999980926514pt" style:font-size-complex="8.69999980926514pt"/>
    </style:style>
    <style:style style:name="T1" style:family="text">
      <style:text-properties fo:color="#000000" loext:opacity="100%" style:font-name="Liberation Sans" fo:font-size="8.69999980926514pt" fo:font-weight="normal" style:font-name-asian="Liberation Sans" style:font-size-asian="8.69999980926514pt" style:font-weight-asian="normal" style:font-name-complex="Liberation Sans" style:font-size-complex="8.69999980926514pt" style:font-weight-complex="normal"/>
    </style:style>
    <style:style style:name="T2" style:family="text">
      <style:text-properties fo:color="#000000" loext:opacity="100%" style:font-name="Liberation Sans" fo:font-size="13.8999996185303pt" fo:font-weight="bold" style:font-name-asian="Liberation Sans" style:font-size-asian="13.8999996185303pt" style:font-weight-asian="bold" style:font-name-complex="Liberation Sans" style:font-size-complex="13.8999996185303pt" style:font-weight-complex="bold"/>
    </style:style>
    <style:style style:name="T3" style:family="text">
      <style:text-properties fo:color="#000000" loext:opacity="100%" style:font-name="Liberation Sans" fo:font-size="10.3999996185303pt" fo:font-weight="bold" style:font-name-asian="Liberation Sans" style:font-size-asian="10.3999996185303pt" style:font-weight-asian="bold" style:font-name-complex="Liberation Sans" style:font-size-complex="10.3999996185303pt" style:font-weight-complex="bold"/>
    </style:style>
    <style:style style:name="T4" style:family="text">
      <style:text-properties fo:color="#ff4000" loext:opacity="100%" style:font-name="Liberation Sans" fo:font-size="8.69999980926514pt" fo:font-weight="normal" style:font-name-asian="Liberation Sans" style:font-size-asian="8.69999980926514pt" style:font-weight-asian="normal" style:font-name-complex="Liberation Sans" style:font-size-complex="8.6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9cm" svg:x="-2.001cm" svg:y="0cm" svg:viewBox="0 0 21001 29700" draw:points="0,0 21001,0 21001,29700 0,29700">
          <text:p>https://grok.com/</text:p>
        </draw:polygon>
        <draw:line draw:style-name="gr2" draw:text-style-name="P2" draw:layer="layout" svg:x1="3.927cm" svg:y1="4.214cm" svg:x2="10.924cm" svg:y2="4.214cm">
          <text:p/>
        </draw:line>
        <draw:line draw:style-name="gr2" draw:text-style-name="P2" draw:layer="layout" svg:x1="3.96cm" svg:y1="4.179cm" svg:x2="3.96cm" svg:y2="26.246cm">
          <text:p/>
        </draw:line>
        <draw:line draw:style-name="gr3" draw:text-style-name="P2" draw:layer="layout" svg:x1="5.925cm" svg:y1="4.179cm" svg:x2="5.925cm" svg:y2="26.246cm">
          <text:p/>
        </draw:line>
        <draw:line draw:style-name="gr3" draw:text-style-name="P2" draw:layer="layout" svg:x1="7.888cm" svg:y1="4.179cm" svg:x2="7.888cm" svg:y2="26.246cm">
          <text:p/>
        </draw:line>
        <draw:line draw:style-name="gr2" draw:text-style-name="P2" draw:layer="layout" svg:x1="10.89cm" svg:y1="4.179cm" svg:x2="10.89cm" svg:y2="26.246cm">
          <text:p/>
        </draw:line>
        <draw:line draw:style-name="gr2" draw:text-style-name="P2" draw:layer="layout" svg:x1="11.588cm" svg:y1="4.214cm" svg:x2="16.962cm" svg:y2="4.214cm">
          <text:p/>
        </draw:line>
        <draw:line draw:style-name="gr2" draw:text-style-name="P2" draw:layer="layout" svg:x1="11.623cm" svg:y1="4.179cm" svg:x2="11.623cm" svg:y2="8.289cm">
          <text:p/>
        </draw:line>
        <draw:line draw:style-name="gr2" draw:text-style-name="P2" draw:layer="layout" svg:x1="16.926cm" svg:y1="4.179cm" svg:x2="16.926cm" svg:y2="8.289cm">
          <text:p/>
        </draw:line>
        <draw:line draw:style-name="gr3" draw:text-style-name="P2" draw:layer="layout" svg:x1="3.927cm" svg:y1="4.663cm" svg:x2="10.924cm" svg:y2="4.663cm">
          <text:p/>
        </draw:line>
        <draw:line draw:style-name="gr3" draw:text-style-name="P2" draw:layer="layout" svg:x1="11.588cm" svg:y1="4.663cm" svg:x2="16.962cm" svg:y2="4.663cm">
          <text:p/>
        </draw:line>
        <draw:line draw:style-name="gr3" draw:text-style-name="P2" draw:layer="layout" svg:x1="3.927cm" svg:y1="5.112cm" svg:x2="10.924cm" svg:y2="5.112cm">
          <text:p/>
        </draw:line>
        <draw:line draw:style-name="gr3" draw:text-style-name="P2" draw:layer="layout" svg:x1="11.588cm" svg:y1="5.112cm" svg:x2="16.962cm" svg:y2="5.112cm">
          <text:p/>
        </draw:line>
        <draw:line draw:style-name="gr3" draw:text-style-name="P2" draw:layer="layout" svg:x1="3.927cm" svg:y1="5.561cm" svg:x2="10.924cm" svg:y2="5.561cm">
          <text:p/>
        </draw:line>
        <draw:line draw:style-name="gr3" draw:text-style-name="P2" draw:layer="layout" svg:x1="11.588cm" svg:y1="5.561cm" svg:x2="16.962cm" svg:y2="5.561cm">
          <text:p/>
        </draw:line>
        <draw:line draw:style-name="gr3" draw:text-style-name="P2" draw:layer="layout" svg:x1="3.927cm" svg:y1="6.009cm" svg:x2="10.924cm" svg:y2="6.009cm">
          <text:p/>
        </draw:line>
        <draw:line draw:style-name="gr3" draw:text-style-name="P2" draw:layer="layout" svg:x1="11.588cm" svg:y1="6.009cm" svg:x2="16.962cm" svg:y2="6.009cm">
          <text:p/>
        </draw:line>
        <draw:line draw:style-name="gr3" draw:text-style-name="P2" draw:layer="layout" svg:x1="3.927cm" svg:y1="6.458cm" svg:x2="10.924cm" svg:y2="6.458cm">
          <text:p/>
        </draw:line>
        <draw:line draw:style-name="gr3" draw:text-style-name="P2" draw:layer="layout" svg:x1="11.588cm" svg:y1="6.458cm" svg:x2="16.962cm" svg:y2="6.458cm">
          <text:p/>
        </draw:line>
        <draw:line draw:style-name="gr3" draw:text-style-name="P2" draw:layer="layout" svg:x1="3.927cm" svg:y1="6.907cm" svg:x2="10.924cm" svg:y2="6.907cm">
          <text:p/>
        </draw:line>
        <draw:line draw:style-name="gr3" draw:text-style-name="P2" draw:layer="layout" svg:x1="11.588cm" svg:y1="6.907cm" svg:x2="16.962cm" svg:y2="6.907cm">
          <text:p/>
        </draw:line>
        <draw:line draw:style-name="gr3" draw:text-style-name="P2" draw:layer="layout" svg:x1="3.927cm" svg:y1="7.356cm" svg:x2="10.924cm" svg:y2="7.356cm">
          <text:p/>
        </draw:line>
        <draw:line draw:style-name="gr3" draw:text-style-name="P2" draw:layer="layout" svg:x1="11.588cm" svg:y1="7.356cm" svg:x2="16.962cm" svg:y2="7.356cm">
          <text:p/>
        </draw:line>
        <draw:line draw:style-name="gr3" draw:text-style-name="P2" draw:layer="layout" svg:x1="3.927cm" svg:y1="7.805cm" svg:x2="10.924cm" svg:y2="7.805cm">
          <text:p/>
        </draw:line>
        <draw:line draw:style-name="gr3" draw:text-style-name="P2" draw:layer="layout" svg:x1="11.588cm" svg:y1="7.805cm" svg:x2="16.962cm" svg:y2="7.805cm">
          <text:p/>
        </draw:line>
        <draw:line draw:style-name="gr3" draw:text-style-name="P2" draw:layer="layout" svg:x1="3.927cm" svg:y1="8.254cm" svg:x2="10.924cm" svg:y2="8.254cm">
          <text:p/>
        </draw:line>
        <draw:line draw:style-name="gr2" draw:text-style-name="P2" draw:layer="layout" svg:x1="11.588cm" svg:y1="8.254cm" svg:x2="16.962cm" svg:y2="8.254cm">
          <text:p/>
        </draw:line>
        <draw:line draw:style-name="gr3" draw:text-style-name="P2" draw:layer="layout" svg:x1="3.927cm" svg:y1="8.703cm" svg:x2="10.924cm" svg:y2="8.703cm">
          <text:p/>
        </draw:line>
        <draw:line draw:style-name="gr3" draw:text-style-name="P2" draw:layer="layout" svg:x1="3.927cm" svg:y1="9.152cm" svg:x2="10.924cm" svg:y2="9.152cm">
          <text:p/>
        </draw:line>
        <draw:line draw:style-name="gr3" draw:text-style-name="P2" draw:layer="layout" svg:x1="3.927cm" svg:y1="9.601cm" svg:x2="10.924cm" svg:y2="9.601cm">
          <text:p/>
        </draw:line>
        <draw:line draw:style-name="gr3" draw:text-style-name="P2" draw:layer="layout" svg:x1="3.927cm" svg:y1="10.05cm" svg:x2="10.924cm" svg:y2="10.05cm">
          <text:p/>
        </draw:line>
        <draw:line draw:style-name="gr3" draw:text-style-name="P2" draw:layer="layout" svg:x1="3.927cm" svg:y1="10.499cm" svg:x2="10.924cm" svg:y2="10.499cm">
          <text:p/>
        </draw:line>
        <draw:line draw:style-name="gr3" draw:text-style-name="P2" draw:layer="layout" svg:x1="3.927cm" svg:y1="10.948cm" svg:x2="10.924cm" svg:y2="10.948cm">
          <text:p/>
        </draw:line>
        <draw:line draw:style-name="gr3" draw:text-style-name="P2" draw:layer="layout" svg:x1="3.927cm" svg:y1="11.397cm" svg:x2="10.924cm" svg:y2="11.397cm">
          <text:p/>
        </draw:line>
        <draw:line draw:style-name="gr3" draw:text-style-name="P2" draw:layer="layout" svg:x1="3.927cm" svg:y1="11.845cm" svg:x2="10.924cm" svg:y2="11.845cm">
          <text:p/>
        </draw:line>
        <draw:line draw:style-name="gr3" draw:text-style-name="P2" draw:layer="layout" svg:x1="3.927cm" svg:y1="12.294cm" svg:x2="10.924cm" svg:y2="12.294cm">
          <text:p/>
        </draw:line>
        <draw:line draw:style-name="gr3" draw:text-style-name="P2" draw:layer="layout" svg:x1="3.927cm" svg:y1="12.743cm" svg:x2="10.924cm" svg:y2="12.743cm">
          <text:p/>
        </draw:line>
        <draw:line draw:style-name="gr3" draw:text-style-name="P2" draw:layer="layout" svg:x1="3.927cm" svg:y1="13.192cm" svg:x2="10.924cm" svg:y2="13.192cm">
          <text:p/>
        </draw:line>
        <draw:line draw:style-name="gr3" draw:text-style-name="P2" draw:layer="layout" svg:x1="3.927cm" svg:y1="13.641cm" svg:x2="10.924cm" svg:y2="13.641cm">
          <text:p/>
        </draw:line>
        <draw:line draw:style-name="gr3" draw:text-style-name="P2" draw:layer="layout" svg:x1="3.927cm" svg:y1="14.09cm" svg:x2="10.924cm" svg:y2="14.09cm">
          <text:p/>
        </draw:line>
        <draw:line draw:style-name="gr3" draw:text-style-name="P2" draw:layer="layout" svg:x1="3.927cm" svg:y1="14.539cm" svg:x2="10.924cm" svg:y2="14.539cm">
          <text:p/>
        </draw:line>
        <draw:line draw:style-name="gr3" draw:text-style-name="P2" draw:layer="layout" svg:x1="3.927cm" svg:y1="14.988cm" svg:x2="10.924cm" svg:y2="14.988cm">
          <text:p/>
        </draw:line>
        <draw:line draw:style-name="gr3" draw:text-style-name="P2" draw:layer="layout" svg:x1="3.927cm" svg:y1="15.437cm" svg:x2="10.924cm" svg:y2="15.437cm">
          <text:p/>
        </draw:line>
        <draw:line draw:style-name="gr3" draw:text-style-name="P2" draw:layer="layout" svg:x1="3.927cm" svg:y1="15.886cm" svg:x2="10.924cm" svg:y2="15.886cm">
          <text:p/>
        </draw:line>
        <draw:line draw:style-name="gr3" draw:text-style-name="P2" draw:layer="layout" svg:x1="3.927cm" svg:y1="16.335cm" svg:x2="10.924cm" svg:y2="16.335cm">
          <text:p/>
        </draw:line>
        <draw:line draw:style-name="gr3" draw:text-style-name="P2" draw:layer="layout" svg:x1="3.927cm" svg:y1="16.784cm" svg:x2="10.924cm" svg:y2="16.784cm">
          <text:p/>
        </draw:line>
        <draw:line draw:style-name="gr3" draw:text-style-name="P2" draw:layer="layout" svg:x1="3.927cm" svg:y1="17.232cm" svg:x2="10.924cm" svg:y2="17.232cm">
          <text:p/>
        </draw:line>
        <draw:line draw:style-name="gr3" draw:text-style-name="P2" draw:layer="layout" svg:x1="3.927cm" svg:y1="17.681cm" svg:x2="10.924cm" svg:y2="17.681cm">
          <text:p/>
        </draw:line>
        <draw:line draw:style-name="gr3" draw:text-style-name="P2" draw:layer="layout" svg:x1="3.927cm" svg:y1="18.13cm" svg:x2="10.924cm" svg:y2="18.13cm">
          <text:p/>
        </draw:line>
        <draw:line draw:style-name="gr3" draw:text-style-name="P2" draw:layer="layout" svg:x1="3.927cm" svg:y1="18.579cm" svg:x2="10.924cm" svg:y2="18.579cm">
          <text:p/>
        </draw:line>
        <draw:line draw:style-name="gr3" draw:text-style-name="P2" draw:layer="layout" svg:x1="3.927cm" svg:y1="19.028cm" svg:x2="10.924cm" svg:y2="19.028cm">
          <text:p/>
        </draw:line>
        <draw:line draw:style-name="gr3" draw:text-style-name="P2" draw:layer="layout" svg:x1="3.927cm" svg:y1="19.477cm" svg:x2="10.924cm" svg:y2="19.477cm">
          <text:p/>
        </draw:line>
        <draw:line draw:style-name="gr3" draw:text-style-name="P2" draw:layer="layout" svg:x1="3.927cm" svg:y1="19.926cm" svg:x2="10.924cm" svg:y2="19.926cm">
          <text:p/>
        </draw:line>
        <draw:line draw:style-name="gr3" draw:text-style-name="P2" draw:layer="layout" svg:x1="3.927cm" svg:y1="20.375cm" svg:x2="10.924cm" svg:y2="20.375cm">
          <text:p/>
        </draw:line>
        <draw:line draw:style-name="gr3" draw:text-style-name="P2" draw:layer="layout" svg:x1="3.927cm" svg:y1="20.824cm" svg:x2="10.924cm" svg:y2="20.824cm">
          <text:p/>
        </draw:line>
        <draw:line draw:style-name="gr3" draw:text-style-name="P2" draw:layer="layout" svg:x1="3.927cm" svg:y1="21.273cm" svg:x2="10.924cm" svg:y2="21.273cm">
          <text:p/>
        </draw:line>
        <draw:line draw:style-name="gr3" draw:text-style-name="P2" draw:layer="layout" svg:x1="3.927cm" svg:y1="21.722cm" svg:x2="10.924cm" svg:y2="21.722cm">
          <text:p/>
        </draw:line>
        <draw:line draw:style-name="gr3" draw:text-style-name="P2" draw:layer="layout" svg:x1="3.927cm" svg:y1="22.171cm" svg:x2="10.924cm" svg:y2="22.171cm">
          <text:p/>
        </draw:line>
        <draw:line draw:style-name="gr3" draw:text-style-name="P2" draw:layer="layout" svg:x1="3.927cm" svg:y1="22.62cm" svg:x2="10.924cm" svg:y2="22.62cm">
          <text:p/>
        </draw:line>
        <draw:line draw:style-name="gr3" draw:text-style-name="P2" draw:layer="layout" svg:x1="3.927cm" svg:y1="23.068cm" svg:x2="10.924cm" svg:y2="23.068cm">
          <text:p/>
        </draw:line>
        <draw:line draw:style-name="gr3" draw:text-style-name="P2" draw:layer="layout" svg:x1="3.927cm" svg:y1="23.517cm" svg:x2="10.924cm" svg:y2="23.517cm">
          <text:p/>
        </draw:line>
        <draw:line draw:style-name="gr3" draw:text-style-name="P2" draw:layer="layout" svg:x1="3.927cm" svg:y1="24.415cm" svg:x2="10.924cm" svg:y2="24.415cm">
          <text:p/>
        </draw:line>
        <draw:line draw:style-name="gr3" draw:text-style-name="P2" draw:layer="layout" svg:x1="3.927cm" svg:y1="24.864cm" svg:x2="10.924cm" svg:y2="24.864cm">
          <text:p/>
        </draw:line>
        <draw:line draw:style-name="gr3" draw:text-style-name="P2" draw:layer="layout" svg:x1="3.927cm" svg:y1="25.313cm" svg:x2="10.924cm" svg:y2="25.313cm">
          <text:p/>
        </draw:line>
        <draw:line draw:style-name="gr3" draw:text-style-name="P2" draw:layer="layout" svg:x1="3.927cm" svg:y1="25.762cm" svg:x2="10.924cm" svg:y2="25.762cm">
          <text:p/>
        </draw:line>
        <draw:line draw:style-name="gr2" draw:text-style-name="P2" draw:layer="layout" svg:x1="3.927cm" svg:y1="26.211cm" svg:x2="10.924cm" svg:y2="26.211cm">
          <text:p/>
        </draw:line>
        <draw:line draw:style-name="gr2" draw:text-style-name="P2" draw:layer="layout" svg:x1="3.927cm" svg:y1="26.211cm" svg:x2="10.924cm" svg:y2="26.211cm">
          <text:p/>
        </draw:line>
        <draw:frame draw:style-name="gr4" draw:text-style-name="P4" draw:layer="layout" svg:width="2.009cm" svg:height="0.344cm" svg:x="9.502cm" svg:y="2.047cm">
          <draw:text-box>
            <text:p text:style-name="P3"><text:span text:style-name="T1">HMI 7'' Sunton</text:span></text:p>
          </draw:text-box>
        </draw:frame>
        <draw:frame draw:style-name="gr4" draw:text-style-name="P4" draw:layer="layout" svg:width="0.963cm" svg:height="0.344cm" svg:x="10.022cm" svg:y="27.31cm">
          <draw:text-box>
            <text:p text:style-name="P3"><text:span text:style-name="T1">Seite 1</text:span></text:p>
          </draw:text-box>
        </draw:frame>
        <draw:frame draw:style-name="gr5" draw:text-style-name="P5" draw:layer="layout" svg:width="4.206cm" svg:height="0.552cm" svg:x="4.024cm" svg:y="3.161cm">
          <draw:text-box>
            <text:p text:style-name="P3"><text:span text:style-name="T2">ESP32-08048S070</text:span></text:p>
          </draw:text-box>
        </draw:frame>
        <draw:frame draw:style-name="gr6" draw:text-style-name="P6" draw:layer="layout" svg:width="2.97cm" svg:height="0.412cm" svg:x="11.686cm" svg:y="3.298cm">
          <draw:text-box>
            <text:p text:style-name="P3"><text:span text:style-name="T3">ESP32-S3 N16R8</text:span></text:p>
          </draw:text-box>
        </draw:frame>
        <draw:frame draw:style-name="gr4" draw:text-style-name="P4" draw:layer="layout" svg:width="0.874cm" svg:height="0.344cm" svg:x="4.024cm" svg:y="4.263cm">
          <draw:text-box>
            <text:p text:style-name="P3"><text:span text:style-name="T1">GPI</text:span><text:span text:style-name="T1">00</text:span></text:p>
          </draw:text-box>
        </draw:frame>
        <draw:frame draw:style-name="gr4" draw:text-style-name="P4" draw:layer="layout" svg:width="1.441cm" svg:height="0.344cm" svg:x="5.987cm" svg:y="4.263cm">
          <draw:text-box>
            <text:p text:style-name="P3"><text:span text:style-name="T1">I2S_BLCK</text:span></text:p>
          </draw:text-box>
        </draw:frame>
        <draw:frame draw:style-name="gr4" draw:text-style-name="P4" draw:layer="layout" svg:width="2.098cm" svg:height="0.344cm" svg:x="11.686cm" svg:y="4.263cm">
          <draw:text-box>
            <text:p text:style-name="P3"><text:span text:style-name="T1">hsync_idle_low</text:span></text:p>
          </draw:text-box>
        </draw:frame>
        <draw:frame draw:style-name="gr4" draw:text-style-name="P4" draw:layer="layout" svg:width="0.531cm" svg:height="0.344cm" svg:x="16.369cm" svg:y="4.251cm">
          <draw:text-box>
            <text:p text:style-name="P3"><text:span text:style-name="T1">true</text:span></text:p>
          </draw:text-box>
        </draw:frame>
        <draw:frame draw:style-name="gr4" draw:text-style-name="P4" draw:layer="layout" svg:width="0.874cm" svg:height="0.344cm" svg:x="4.024cm" svg:y="4.712cm">
          <draw:text-box>
            <text:p text:style-name="P3"><text:span text:style-name="T1">GPI01</text:span></text:p>
          </draw:text-box>
        </draw:frame>
        <draw:frame draw:style-name="gr4" draw:text-style-name="P4" draw:layer="layout" svg:width="0.413cm" svg:height="0.344cm" svg:x="5.987cm" svg:y="4.712cm">
          <draw:text-box>
            <text:p text:style-name="P3"><text:span text:style-name="T1">G5</text:span></text:p>
          </draw:text-box>
        </draw:frame>
        <draw:frame draw:style-name="gr4" draw:text-style-name="P4" draw:layer="layout" svg:width="2.542cm" svg:height="0.344cm" svg:x="11.686cm" svg:y="4.712cm">
          <draw:text-box>
            <text:p text:style-name="P3"><text:span text:style-name="T1">hsync_front_porch</text:span></text:p>
          </draw:text-box>
        </draw:frame>
        <draw:frame draw:style-name="gr4" draw:text-style-name="P4" draw:layer="layout" svg:width="0.514cm" svg:height="0.344cm" svg:x="16.355cm" svg:y="4.712cm">
          <draw:text-box>
            <text:p text:style-name="P3"><text:span text:style-name="T1">210</text:span></text:p>
          </draw:text-box>
        </draw:frame>
        <draw:frame draw:style-name="gr4" draw:text-style-name="P4" draw:layer="layout" svg:width="0.874cm" svg:height="0.344cm" svg:x="4.024cm" svg:y="5.161cm">
          <draw:text-box>
            <text:p text:style-name="P3"><text:span text:style-name="T1">G</text:span><text:span text:style-name="T1">PI</text:span><text:span text:style-name="T1">02</text:span></text:p>
          </draw:text-box>
        </draw:frame>
        <draw:frame draw:style-name="gr4" draw:text-style-name="P4" draw:layer="layout" svg:width="1.115cm" svg:height="0.344cm" svg:x="5.987cm" svg:y="5.161cm">
          <draw:text-box>
            <text:p text:style-name="P3"><text:span text:style-name="T1">TFT_BL</text:span></text:p>
          </draw:text-box>
        </draw:frame>
        <draw:frame draw:style-name="gr4" draw:text-style-name="P4" draw:layer="layout" svg:width="2.61cm" svg:height="0.344cm" svg:x="11.686cm" svg:y="5.161cm">
          <draw:text-box>
            <text:p text:style-name="P3"><text:span text:style-name="T1">hsync_pulse_width</text:span></text:p>
          </draw:text-box>
        </draw:frame>
        <draw:frame draw:style-name="gr4" draw:text-style-name="P4" draw:layer="layout" svg:width="0.345cm" svg:height="0.344cm" svg:x="16.528cm" svg:y="5.161cm">
          <draw:text-box>
            <text:p text:style-name="P3"><text:span text:style-name="T1">30</text:span></text:p>
          </draw:text-box>
        </draw:frame>
        <draw:frame draw:style-name="gr4" draw:text-style-name="P4" draw:layer="layout" svg:width="0.874cm" svg:height="0.344cm" svg:x="4.024cm" svg:y="5.61cm">
          <draw:text-box>
            <text:p text:style-name="P3"><text:span text:style-name="T1">GPI03</text:span></text:p>
          </draw:text-box>
        </draw:frame>
        <draw:frame draw:style-name="gr4" draw:text-style-name="P4" draw:layer="layout" svg:width="0.413cm" svg:height="0.344cm" svg:x="5.987cm" svg:y="5.61cm">
          <draw:text-box>
            <text:p text:style-name="P3"><text:span text:style-name="T1">G2</text:span></text:p>
          </draw:text-box>
        </draw:frame>
        <draw:frame draw:style-name="gr4" draw:text-style-name="P4" draw:layer="layout" svg:width="2.576cm" svg:height="0.344cm" svg:x="11.686cm" svg:y="5.61cm">
          <draw:text-box>
            <text:p text:style-name="P3"><text:span text:style-name="T1">hsync_back_porch</text:span></text:p>
          </draw:text-box>
        </draw:frame>
        <draw:frame draw:style-name="gr4" draw:text-style-name="P4" draw:layer="layout" svg:width="0.345cm" svg:height="0.344cm" svg:x="16.528cm" svg:y="5.61cm">
          <draw:text-box>
            <text:p text:style-name="P3"><text:span text:style-name="T1">16</text:span></text:p>
          </draw:text-box>
        </draw:frame>
        <draw:frame draw:style-name="gr4" draw:text-style-name="P4" draw:layer="layout" svg:width="0.874cm" svg:height="0.344cm" svg:x="4.024cm" svg:y="6.058cm">
          <draw:text-box>
            <text:p text:style-name="P3"><text:span text:style-name="T1">G</text:span><text:span text:style-name="T1">PI</text:span><text:span text:style-name="T1">04</text:span></text:p>
          </draw:text-box>
        </draw:frame>
        <draw:frame draw:style-name="gr4" draw:text-style-name="P4" draw:layer="layout" svg:width="0.379cm" svg:height="0.344cm" svg:x="5.987cm" svg:y="6.058cm">
          <draw:text-box>
            <text:p text:style-name="P3"><text:span text:style-name="T1">B4</text:span></text:p>
          </draw:text-box>
        </draw:frame>
        <draw:frame draw:style-name="gr4" draw:text-style-name="P4" draw:layer="layout" svg:width="0.874cm" svg:height="0.344cm" svg:x="4.024cm" svg:y="6.507cm">
          <draw:text-box>
            <text:p text:style-name="P3"><text:span text:style-name="T1">G</text:span><text:span text:style-name="T1">P</text:span><text:span text:style-name="T1">I</text:span><text:span text:style-name="T1">0</text:span><text:span text:style-name="T1">5</text:span></text:p>
          </draw:text-box>
        </draw:frame>
        <draw:frame draw:style-name="gr4" draw:text-style-name="P4" draw:layer="layout" svg:width="0.379cm" svg:height="0.344cm" svg:x="5.987cm" svg:y="6.507cm">
          <draw:text-box>
            <text:p text:style-name="P3"><text:span text:style-name="T1">B3</text:span></text:p>
          </draw:text-box>
        </draw:frame>
        <draw:frame draw:style-name="gr4" draw:text-style-name="P4" draw:layer="layout" svg:width="2.076cm" svg:height="0.344cm" svg:x="11.686cm" svg:y="6.507cm">
          <draw:text-box>
            <text:p text:style-name="P3"><text:span text:style-name="T1">vsync_idle_low</text:span></text:p>
          </draw:text-box>
        </draw:frame>
        <draw:frame draw:style-name="gr4" draw:text-style-name="P4" draw:layer="layout" svg:width="0.531cm" svg:height="0.344cm" svg:x="16.369cm" svg:y="6.501cm">
          <draw:text-box>
            <text:p text:style-name="P3"><text:span text:style-name="T1">true</text:span></text:p>
          </draw:text-box>
        </draw:frame>
        <draw:frame draw:style-name="gr4" draw:text-style-name="P4" draw:layer="layout" svg:width="0.874cm" svg:height="0.344cm" svg:x="4.024cm" svg:y="6.956cm">
          <draw:text-box>
            <text:p text:style-name="P3"><text:span text:style-name="T1">G</text:span><text:span text:style-name="T1">PI</text:span><text:span text:style-name="T1">06</text:span></text:p>
          </draw:text-box>
        </draw:frame>
        <draw:frame draw:style-name="gr4" draw:text-style-name="P4" draw:layer="layout" svg:width="0.379cm" svg:height="0.344cm" svg:x="5.987cm" svg:y="6.956cm">
          <draw:text-box>
            <text:p text:style-name="P3"><text:span text:style-name="T1">B2</text:span></text:p>
          </draw:text-box>
        </draw:frame>
        <draw:frame draw:style-name="gr4" draw:text-style-name="P4" draw:layer="layout" svg:width="2.525cm" svg:height="0.344cm" svg:x="11.686cm" svg:y="6.956cm">
          <draw:text-box>
            <text:p text:style-name="P3"><text:span text:style-name="T1">vsync_front_porch</text:span></text:p>
          </draw:text-box>
        </draw:frame>
        <draw:frame draw:style-name="gr4" draw:text-style-name="P4" draw:layer="layout" svg:width="0.345cm" svg:height="0.344cm" svg:x="16.528cm" svg:y="6.956cm">
          <draw:text-box>
            <text:p text:style-name="P3"><text:span text:style-name="T1">22</text:span></text:p>
          </draw:text-box>
        </draw:frame>
        <draw:frame draw:style-name="gr4" draw:text-style-name="P4" draw:layer="layout" svg:width="0.874cm" svg:height="0.344cm" svg:x="4.024cm" svg:y="7.405cm">
          <draw:text-box>
            <text:p text:style-name="P3"><text:span text:style-name="T1">G</text:span><text:span text:style-name="T1">PI</text:span><text:span text:style-name="T1">07</text:span></text:p>
          </draw:text-box>
        </draw:frame>
        <draw:frame draw:style-name="gr4" draw:text-style-name="P4" draw:layer="layout" svg:width="0.379cm" svg:height="0.344cm" svg:x="5.987cm" svg:y="7.405cm">
          <draw:text-box>
            <text:p text:style-name="P3"><text:span text:style-name="T1">B1</text:span></text:p>
          </draw:text-box>
        </draw:frame>
        <draw:frame draw:style-name="gr4" draw:text-style-name="P4" draw:layer="layout" svg:width="2.593cm" svg:height="0.344cm" svg:x="11.686cm" svg:y="7.405cm">
          <draw:text-box>
            <text:p text:style-name="P3"><text:span text:style-name="T1">vsync_pulse_width</text:span></text:p>
          </draw:text-box>
        </draw:frame>
        <draw:frame draw:style-name="gr4" draw:text-style-name="P4" draw:layer="layout" svg:width="0.345cm" svg:height="0.344cm" svg:x="16.528cm" svg:y="7.405cm">
          <draw:text-box>
            <text:p text:style-name="P3"><text:span text:style-name="T1">13</text:span></text:p>
          </draw:text-box>
        </draw:frame>
        <draw:frame draw:style-name="gr4" draw:text-style-name="P4" draw:layer="layout" svg:width="0.874cm" svg:height="0.344cm" svg:x="4.024cm" svg:y="7.854cm">
          <draw:text-box>
            <text:p text:style-name="P3"><text:span text:style-name="T1">G</text:span><text:span text:style-name="T1">P</text:span><text:span text:style-name="T1">I</text:span><text:span text:style-name="T1">0</text:span><text:span text:style-name="T1">8</text:span></text:p>
          </draw:text-box>
        </draw:frame>
        <draw:frame draw:style-name="gr4" draw:text-style-name="P4" draw:layer="layout" svg:width="0.413cm" svg:height="0.344cm" svg:x="5.987cm" svg:y="7.854cm">
          <draw:text-box>
            <text:p text:style-name="P3"><text:span text:style-name="T1">G3</text:span></text:p>
          </draw:text-box>
        </draw:frame>
        <draw:frame draw:style-name="gr4" draw:text-style-name="P4" draw:layer="layout" svg:width="2.559cm" svg:height="0.344cm" svg:x="11.686cm" svg:y="7.854cm">
          <draw:text-box>
            <text:p text:style-name="P3"><text:span text:style-name="T1">vsync_back_porch</text:span></text:p>
          </draw:text-box>
        </draw:frame>
        <draw:frame draw:style-name="gr4" draw:text-style-name="P4" draw:layer="layout" svg:width="0.345cm" svg:height="0.344cm" svg:x="16.528cm" svg:y="7.854cm">
          <draw:text-box>
            <text:p text:style-name="P3"><text:span text:style-name="T1">10</text:span></text:p>
          </draw:text-box>
        </draw:frame>
        <draw:frame draw:style-name="gr4" draw:text-style-name="P4" draw:layer="layout" svg:width="0.874cm" svg:height="0.344cm" svg:x="4.024cm" svg:y="8.303cm">
          <draw:text-box>
            <text:p text:style-name="P3"><text:span text:style-name="T1">GPI</text:span><text:span text:style-name="T1">09</text:span></text:p>
          </draw:text-box>
        </draw:frame>
        <draw:frame draw:style-name="gr4" draw:text-style-name="P4" draw:layer="layout" svg:width="0.413cm" svg:height="0.344cm" svg:x="5.987cm" svg:y="8.303cm">
          <draw:text-box>
            <text:p text:style-name="P3"><text:span text:style-name="T1">G0</text:span></text:p>
          </draw:text-box>
        </draw:frame>
        <draw:frame draw:style-name="gr4" draw:text-style-name="P4" draw:layer="layout" svg:width="0.874cm" svg:height="0.344cm" svg:x="4.024cm" svg:y="8.752cm">
          <draw:text-box>
            <text:p text:style-name="P3"><text:span text:style-name="T1">G</text:span><text:span text:style-name="T1">PI</text:span><text:span text:style-name="T1">10</text:span></text:p>
          </draw:text-box>
        </draw:frame>
        <draw:frame draw:style-name="gr4" draw:text-style-name="P4" draw:layer="layout" svg:width="1.031cm" svg:height="0.344cm" svg:x="5.987cm" svg:y="8.752cm">
          <draw:text-box>
            <text:p text:style-name="P3"><text:span text:style-name="T1">SD_</text:span><text:span text:style-name="T1">CS</text:span></text:p>
          </draw:text-box>
        </draw:frame>
        <draw:frame draw:style-name="gr4" draw:text-style-name="P4" draw:layer="layout" svg:width="2.009cm" svg:height="0.344cm" svg:x="11.686cm" svg:y="8.752cm">
          <draw:text-box>
            <text:p text:style-name="P3"><text:span text:style-name="T1">pixel_clock_hz</text:span></text:p>
          </draw:text-box>
        </draw:frame>
        <draw:frame draw:style-name="gr4" draw:text-style-name="P4" draw:layer="layout" svg:width="1.374cm" svg:height="0.344cm" svg:x="15.502cm" svg:y="8.752cm">
          <draw:text-box>
            <text:p text:style-name="P3"><text:span text:style-name="T1">10000000</text:span></text:p>
          </draw:text-box>
        </draw:frame>
        <draw:frame draw:style-name="gr4" draw:text-style-name="P4" draw:layer="layout" svg:width="0.874cm" svg:height="0.344cm" svg:x="4.024cm" svg:y="9.201cm">
          <draw:text-box>
            <text:p text:style-name="P3"><text:span text:style-name="T1">G</text:span><text:span text:style-name="T1">PI</text:span><text:span text:style-name="T1">11</text:span></text:p>
          </draw:text-box>
        </draw:frame>
        <draw:frame draw:style-name="gr4" draw:text-style-name="P4" draw:layer="layout" svg:width="1.391cm" svg:height="0.344cm" svg:x="5.987cm" svg:y="9.201cm">
          <draw:text-box>
            <text:p text:style-name="P3"><text:span text:style-name="T1">SD_MOSI</text:span></text:p>
          </draw:text-box>
        </draw:frame>
        <draw:frame draw:style-name="gr4" draw:text-style-name="P4" draw:layer="layout" svg:width="2.216cm" svg:height="0.344cm" svg:x="7.951cm" svg:y="9.201cm">
          <draw:text-box>
            <text:p text:style-name="P3"><text:span text:style-name="T1">S</text:span><text:span text:style-name="T1">D</text:span><text:span text:style-name="T1">_</text:span><text:span text:style-name="T1">M</text:span><text:span text:style-name="T1">M</text:span><text:span text:style-name="T1">C</text:span><text:span text:style-name="T1">_</text:span><text:span text:style-name="T1">C</text:span><text:span text:style-name="T1">M</text:span><text:span text:style-name="T1">D</text:span></text:p>
          </draw:text-box>
        </draw:frame>
        <draw:frame draw:style-name="gr4" draw:text-style-name="P4" draw:layer="layout" svg:width="3.075cm" svg:height="0.344cm" svg:x="11.686cm" svg:y="9.201cm">
          <draw:text-box>
            <text:p text:style-name="P3"><text:span text:style-name="T1">G911_I2C_ADDRESS</text:span></text:p>
          </draw:text-box>
        </draw:frame>
        <draw:frame draw:style-name="gr4" draw:text-style-name="P4" draw:layer="layout" svg:width="0.722cm" svg:height="0.344cm" svg:x="16.151cm" svg:y="9.201cm">
          <draw:text-box>
            <text:p text:style-name="P3"><text:span text:style-name="T1">0x5D</text:span></text:p>
          </draw:text-box>
        </draw:frame>
        <draw:frame draw:style-name="gr4" draw:text-style-name="P4" draw:layer="layout" svg:width="0.874cm" svg:height="0.344cm" svg:x="4.024cm" svg:y="9.65cm">
          <draw:text-box>
            <text:p text:style-name="P3"><text:span text:style-name="T1">GPI1</text:span><text:span text:style-name="T1">2</text:span></text:p>
          </draw:text-box>
        </draw:frame>
        <draw:frame draw:style-name="gr4" draw:text-style-name="P4" draw:layer="layout" svg:width="1.204cm" svg:height="0.344cm" svg:x="5.987cm" svg:y="9.65cm">
          <draw:text-box>
            <text:p text:style-name="P3"><text:span text:style-name="T1">S</text:span><text:span text:style-name="T1">D</text:span><text:span text:style-name="T1">_</text:span><text:span text:style-name="T1">C</text:span><text:span text:style-name="T1">L</text:span><text:span text:style-name="T1">K</text:span></text:p>
          </draw:text-box>
        </draw:frame>
        <draw:frame draw:style-name="gr4" draw:text-style-name="P4" draw:layer="layout" svg:width="2.148cm" svg:height="0.344cm" svg:x="7.951cm" svg:y="9.65cm">
          <draw:text-box>
            <text:p text:style-name="P3"><text:span text:style-name="T1">SD_MMC_SCK</text:span></text:p>
          </draw:text-box>
        </draw:frame>
        <draw:frame draw:style-name="gr4" draw:text-style-name="P4" draw:layer="layout" svg:width="0.874cm" svg:height="0.344cm" svg:x="4.024cm" svg:y="10.099cm">
          <draw:text-box>
            <text:p text:style-name="P3"><text:span text:style-name="T1">G</text:span><text:span text:style-name="T1">PI</text:span><text:span text:style-name="T1">13</text:span></text:p>
          </draw:text-box>
        </draw:frame>
        <draw:frame draw:style-name="gr4" draw:text-style-name="P4" draw:layer="layout" svg:width="1.391cm" svg:height="0.344cm" svg:x="5.987cm" svg:y="10.099cm">
          <draw:text-box>
            <text:p text:style-name="P3"><text:span text:style-name="T1">SD_</text:span><text:span text:style-name="T1">MIS</text:span><text:span text:style-name="T1">O</text:span></text:p>
          </draw:text-box>
        </draw:frame>
        <draw:frame draw:style-name="gr4" draw:text-style-name="P4" draw:layer="layout" svg:width="1.907cm" svg:height="0.344cm" svg:x="7.951cm" svg:y="10.099cm">
          <draw:text-box>
            <text:p text:style-name="P3"><text:span text:style-name="T1">S</text:span><text:span text:style-name="T1">D</text:span><text:span text:style-name="T1">_</text:span><text:span text:style-name="T1">M</text:span><text:span text:style-name="T1">M</text:span><text:span text:style-name="T1">C</text:span><text:span text:style-name="T1">_</text:span><text:span text:style-name="T1">D</text:span><text:span text:style-name="T1">0</text:span></text:p>
          </draw:text-box>
        </draw:frame>
        <draw:frame draw:style-name="gr4" draw:text-style-name="P4" draw:layer="layout" svg:width="0.874cm" svg:height="0.344cm" svg:x="4.024cm" svg:y="10.548cm">
          <draw:text-box>
            <text:p text:style-name="P3"><text:span text:style-name="T1">GPI14</text:span></text:p>
          </draw:text-box>
        </draw:frame>
        <draw:frame draw:style-name="gr4" draw:text-style-name="P4" draw:layer="layout" svg:width="0.396cm" svg:height="0.344cm" svg:x="5.987cm" svg:y="10.548cm">
          <draw:text-box>
            <text:p text:style-name="P3"><text:span text:style-name="T1">R</text:span><text:span text:style-name="T1">0</text:span></text:p>
          </draw:text-box>
        </draw:frame>
        <draw:frame draw:style-name="gr4" draw:text-style-name="P4" draw:layer="layout" svg:width="0.874cm" svg:height="0.344cm" svg:x="4.024cm" svg:y="10.997cm">
          <draw:text-box>
            <text:p text:style-name="P3"><text:span text:style-name="T1">GPI1</text:span><text:span text:style-name="T1">5</text:span></text:p>
          </draw:text-box>
        </draw:frame>
        <draw:frame draw:style-name="gr4" draw:text-style-name="P4" draw:layer="layout" svg:width="0.379cm" svg:height="0.344cm" svg:x="5.987cm" svg:y="10.997cm">
          <draw:text-box>
            <text:p text:style-name="P3"><text:span text:style-name="T1">B0</text:span></text:p>
          </draw:text-box>
        </draw:frame>
        <draw:frame draw:style-name="gr4" draw:text-style-name="P4" draw:layer="layout" svg:width="0.874cm" svg:height="0.344cm" svg:x="4.024cm" svg:y="11.445cm">
          <draw:text-box>
            <text:p text:style-name="P3"><text:span text:style-name="T1">GPI16</text:span></text:p>
          </draw:text-box>
        </draw:frame>
        <draw:frame draw:style-name="gr4" draw:text-style-name="P4" draw:layer="layout" svg:width="0.413cm" svg:height="0.344cm" svg:x="5.987cm" svg:y="11.445cm">
          <draw:text-box>
            <text:p text:style-name="P3"><text:span text:style-name="T1">G4</text:span></text:p>
          </draw:text-box>
        </draw:frame>
        <draw:frame draw:style-name="gr4" draw:text-style-name="P4" draw:layer="layout" svg:width="0.874cm" svg:height="0.344cm" svg:x="4.024cm" svg:y="11.894cm">
          <draw:text-box>
            <text:p text:style-name="P3"><text:span text:style-name="T1">GPI17</text:span></text:p>
          </draw:text-box>
        </draw:frame>
        <draw:frame draw:style-name="gr4" draw:text-style-name="P4" draw:layer="layout" svg:width="1.509cm" svg:height="0.344cm" svg:x="5.987cm" svg:y="11.894cm">
          <draw:text-box>
            <text:p text:style-name="P3"><text:span text:style-name="T1">I2S_DOUT</text:span></text:p>
          </draw:text-box>
        </draw:frame>
        <draw:frame draw:style-name="gr4" draw:text-style-name="P4" draw:layer="layout" svg:width="0.874cm" svg:height="0.344cm" svg:x="4.024cm" svg:y="12.343cm">
          <draw:text-box>
            <text:p text:style-name="P3"><text:span text:style-name="T1">GPI18</text:span></text:p>
          </draw:text-box>
        </draw:frame>
        <draw:frame draw:style-name="gr4" draw:text-style-name="P4" draw:layer="layout" svg:width="1.458cm" svg:height="0.344cm" svg:x="5.987cm" svg:y="12.343cm">
          <draw:text-box>
            <text:p text:style-name="P3"><text:span text:style-name="T1">I2S_LRCK</text:span></text:p>
          </draw:text-box>
        </draw:frame>
        <draw:frame draw:style-name="gr4" draw:text-style-name="P4" draw:layer="layout" svg:width="0.874cm" svg:height="0.344cm" svg:x="4.024cm" svg:y="12.792cm">
          <draw:text-box>
            <text:p text:style-name="P3"><text:span text:style-name="T1">GPI19</text:span></text:p>
          </draw:text-box>
        </draw:frame>
        <draw:frame draw:style-name="gr4" draw:text-style-name="P4" draw:layer="layout" svg:width="1.2cm" svg:height="0.344cm" svg:x="5.987cm" svg:y="12.792cm">
          <draw:text-box>
            <text:p text:style-name="P3"><text:span text:style-name="T1">TP_SDA</text:span></text:p>
          </draw:text-box>
        </draw:frame>
        <draw:frame draw:style-name="gr4" draw:text-style-name="P4" draw:layer="layout" svg:width="0.874cm" svg:height="0.344cm" svg:x="4.024cm" svg:y="13.241cm">
          <draw:text-box>
            <text:p text:style-name="P3"><text:span text:style-name="T1">GPI20</text:span></text:p>
          </draw:text-box>
        </draw:frame>
        <draw:frame draw:style-name="gr4" draw:text-style-name="P4" draw:layer="layout" svg:width="1.166cm" svg:height="0.344cm" svg:x="5.987cm" svg:y="13.241cm">
          <draw:text-box>
            <text:p text:style-name="P3"><text:span text:style-name="T1">TP_SCL</text:span></text:p>
          </draw:text-box>
        </draw:frame>
        <draw:frame draw:style-name="gr4" draw:text-style-name="P4" draw:layer="layout" svg:width="0.874cm" svg:height="0.344cm" svg:x="4.024cm" svg:y="13.69cm">
          <draw:text-box>
            <text:p text:style-name="P3"><text:span text:style-name="T1">GPI21</text:span></text:p>
          </draw:text-box>
        </draw:frame>
        <draw:frame draw:style-name="gr4" draw:text-style-name="P4" draw:layer="layout" svg:width="0.396cm" svg:height="0.344cm" svg:x="5.987cm" svg:y="13.69cm">
          <draw:text-box>
            <text:p text:style-name="P3"><text:span text:style-name="T1">R1</text:span></text:p>
          </draw:text-box>
        </draw:frame>
        <draw:frame draw:style-name="gr4" draw:text-style-name="P4" draw:layer="layout" svg:width="0.874cm" svg:height="0.344cm" svg:x="4.024cm" svg:y="14.139cm">
          <draw:text-box>
            <text:p text:style-name="P3"><text:span text:style-name="T4">GPI22</text:span></text:p>
          </draw:text-box>
        </draw:frame>
        <draw:frame draw:style-name="gr4" draw:text-style-name="P4" draw:layer="layout" svg:width="0.874cm" svg:height="0.344cm" svg:x="4.024cm" svg:y="14.588cm">
          <draw:text-box>
            <text:p text:style-name="P3"><text:span text:style-name="T4">GPI23</text:span></text:p>
          </draw:text-box>
        </draw:frame>
        <draw:frame draw:style-name="gr4" draw:text-style-name="P4" draw:layer="layout" svg:width="0.874cm" svg:height="0.344cm" svg:x="4.024cm" svg:y="15.037cm">
          <draw:text-box>
            <text:p text:style-name="P3"><text:span text:style-name="T4">GPI24</text:span></text:p>
          </draw:text-box>
        </draw:frame>
        <draw:frame draw:style-name="gr4" draw:text-style-name="P4" draw:layer="layout" svg:width="0.874cm" svg:height="0.344cm" svg:x="4.024cm" svg:y="15.486cm">
          <draw:text-box>
            <text:p text:style-name="P3"><text:span text:style-name="T4">GPI25</text:span></text:p>
          </draw:text-box>
        </draw:frame>
        <draw:frame draw:style-name="gr4" draw:text-style-name="P4" draw:layer="layout" svg:width="0.874cm" svg:height="0.344cm" svg:x="4.024cm" svg:y="15.935cm">
          <draw:text-box>
            <text:p text:style-name="P3"><text:span text:style-name="T4">GPI26</text:span></text:p>
          </draw:text-box>
        </draw:frame>
        <draw:frame draw:style-name="gr4" draw:text-style-name="P4" draw:layer="layout" svg:width="0.874cm" svg:height="0.344cm" svg:x="4.024cm" svg:y="16.384cm">
          <draw:text-box>
            <text:p text:style-name="P3"><text:span text:style-name="T4">GPI27</text:span></text:p>
          </draw:text-box>
        </draw:frame>
        <draw:frame draw:style-name="gr4" draw:text-style-name="P4" draw:layer="layout" svg:width="0.874cm" svg:height="0.344cm" svg:x="4.024cm" svg:y="16.833cm">
          <draw:text-box>
            <text:p text:style-name="P3"><text:span text:style-name="T4">GPI28</text:span></text:p>
          </draw:text-box>
        </draw:frame>
        <draw:frame draw:style-name="gr4" draw:text-style-name="P4" draw:layer="layout" svg:width="0.874cm" svg:height="0.344cm" svg:x="4.024cm" svg:y="17.281cm">
          <draw:text-box>
            <text:p text:style-name="P3"><text:span text:style-name="T4">GPI29</text:span></text:p>
          </draw:text-box>
        </draw:frame>
        <draw:frame draw:style-name="gr4" draw:text-style-name="P4" draw:layer="layout" svg:width="0.874cm" svg:height="0.344cm" svg:x="4.024cm" svg:y="17.73cm">
          <draw:text-box>
            <text:p text:style-name="P3"><text:span text:style-name="T4">GPI30</text:span></text:p>
          </draw:text-box>
        </draw:frame>
        <draw:frame draw:style-name="gr4" draw:text-style-name="P4" draw:layer="layout" svg:width="0.874cm" svg:height="0.344cm" svg:x="4.024cm" svg:y="18.179cm">
          <draw:text-box>
            <text:p text:style-name="P3"><text:span text:style-name="T4">GPI31</text:span></text:p>
          </draw:text-box>
        </draw:frame>
        <draw:frame draw:style-name="gr4" draw:text-style-name="P4" draw:layer="layout" svg:width="0.874cm" svg:height="0.344cm" svg:x="4.024cm" svg:y="18.628cm">
          <draw:text-box>
            <text:p text:style-name="P3"><text:span text:style-name="T4">GPI32</text:span></text:p>
          </draw:text-box>
        </draw:frame>
        <draw:frame draw:style-name="gr4" draw:text-style-name="P4" draw:layer="layout" svg:width="0.874cm" svg:height="0.344cm" svg:x="4.024cm" svg:y="19.077cm">
          <draw:text-box>
            <text:p text:style-name="P3"><text:span text:style-name="T4">GPI33</text:span></text:p>
          </draw:text-box>
        </draw:frame>
        <draw:frame draw:style-name="gr4" draw:text-style-name="P4" draw:layer="layout" svg:width="0.874cm" svg:height="0.344cm" svg:x="4.024cm" svg:y="19.526cm">
          <draw:text-box>
            <text:p text:style-name="P3"><text:span text:style-name="T4">GPI34</text:span></text:p>
          </draw:text-box>
        </draw:frame>
        <draw:frame draw:style-name="gr4" draw:text-style-name="P4" draw:layer="layout" svg:width="0.874cm" svg:height="0.344cm" svg:x="4.024cm" svg:y="19.975cm">
          <draw:text-box>
            <text:p text:style-name="P3"><text:span text:style-name="T4">GPI35</text:span></text:p>
          </draw:text-box>
        </draw:frame>
        <draw:frame draw:style-name="gr4" draw:text-style-name="P4" draw:layer="layout" svg:width="0.874cm" svg:height="0.344cm" svg:x="4.024cm" svg:y="20.424cm">
          <draw:text-box>
            <text:p text:style-name="P3"><text:span text:style-name="T4">GPI36</text:span></text:p>
          </draw:text-box>
        </draw:frame>
        <draw:frame draw:style-name="gr4" draw:text-style-name="P4" draw:layer="layout" svg:width="0.874cm" svg:height="0.344cm" svg:x="4.024cm" svg:y="20.873cm">
          <draw:text-box>
            <text:p text:style-name="P3"><text:span text:style-name="T4">GPI37</text:span></text:p>
          </draw:text-box>
        </draw:frame>
        <draw:frame draw:style-name="gr4" draw:text-style-name="P4" draw:layer="layout" svg:width="0.874cm" svg:height="0.344cm" svg:x="4.024cm" svg:y="21.322cm">
          <draw:text-box>
            <text:p text:style-name="P3"><text:span text:style-name="T1">GPI38</text:span></text:p>
          </draw:text-box>
        </draw:frame>
        <draw:frame draw:style-name="gr4" draw:text-style-name="P4" draw:layer="layout" svg:width="0.874cm" svg:height="0.344cm" svg:x="4.024cm" svg:y="21.771cm">
          <draw:text-box>
            <text:p text:style-name="P3"><text:span text:style-name="T1">GPI39</text:span></text:p>
          </draw:text-box>
        </draw:frame>
        <draw:frame draw:style-name="gr4" draw:text-style-name="P4" draw:layer="layout" svg:width="1.082cm" svg:height="0.344cm" svg:x="5.987cm" svg:y="21.771cm">
          <draw:text-box>
            <text:p text:style-name="P3"><text:span text:style-name="T1">HSYNC</text:span></text:p>
          </draw:text-box>
        </draw:frame>
        <draw:frame draw:style-name="gr4" draw:text-style-name="P4" draw:layer="layout" svg:width="0.874cm" svg:height="0.344cm" svg:x="4.024cm" svg:y="22.22cm">
          <draw:text-box>
            <text:p text:style-name="P3"><text:span text:style-name="T1">GPI40</text:span></text:p>
          </draw:text-box>
        </draw:frame>
        <draw:frame draw:style-name="gr4" draw:text-style-name="P4" draw:layer="layout" svg:width="1.065cm" svg:height="0.344cm" svg:x="5.987cm" svg:y="22.22cm">
          <draw:text-box>
            <text:p text:style-name="P3"><text:span text:style-name="T1">VSYNC</text:span></text:p>
          </draw:text-box>
        </draw:frame>
        <draw:frame draw:style-name="gr4" draw:text-style-name="P4" draw:layer="layout" svg:width="0.874cm" svg:height="0.344cm" svg:x="4.024cm" svg:y="22.668cm">
          <draw:text-box>
            <text:p text:style-name="P3"><text:span text:style-name="T1">GPI41</text:span></text:p>
          </draw:text-box>
        </draw:frame>
        <draw:frame draw:style-name="gr4" draw:text-style-name="P4" draw:layer="layout" svg:width="0.43cm" svg:height="0.344cm" svg:x="5.987cm" svg:y="22.668cm">
          <draw:text-box>
            <text:p text:style-name="P3"><text:span text:style-name="T1">DE</text:span></text:p>
          </draw:text-box>
        </draw:frame>
        <draw:frame draw:style-name="gr4" draw:text-style-name="P4" draw:layer="layout" svg:width="0.874cm" svg:height="0.344cm" svg:x="4.024cm" svg:y="23.117cm">
          <draw:text-box>
            <text:p text:style-name="P3"><text:span text:style-name="T1">GPI42</text:span></text:p>
          </draw:text-box>
        </draw:frame>
        <draw:frame draw:style-name="gr4" draw:text-style-name="P4" draw:layer="layout" svg:width="0.806cm" svg:height="0.344cm" svg:x="5.987cm" svg:y="23.117cm">
          <draw:text-box>
            <text:p text:style-name="P3"><text:span text:style-name="T1">PCLK</text:span></text:p>
          </draw:text-box>
        </draw:frame>
        <draw:frame draw:style-name="gr4" draw:text-style-name="P4" draw:layer="layout" svg:width="0.874cm" svg:height="0.344cm" svg:x="4.024cm" svg:y="23.566cm">
          <draw:text-box>
            <text:p text:style-name="P3"><text:span text:style-name="T1">GPI43</text:span></text:p>
          </draw:text-box>
        </draw:frame>
        <draw:frame draw:style-name="gr4" draw:text-style-name="P4" draw:layer="layout" svg:width="0.874cm" svg:height="0.344cm" svg:x="4.024cm" svg:y="24.015cm">
          <draw:text-box>
            <text:p text:style-name="P3"><text:span text:style-name="T1">GPI44</text:span></text:p>
          </draw:text-box>
        </draw:frame>
        <draw:frame draw:style-name="gr4" draw:text-style-name="P4" draw:layer="layout" svg:width="0.874cm" svg:height="0.344cm" svg:x="4.024cm" svg:y="24.464cm">
          <draw:text-box>
            <text:p text:style-name="P3"><text:span text:style-name="T1">GPI45</text:span></text:p>
          </draw:text-box>
        </draw:frame>
        <draw:frame draw:style-name="gr4" draw:text-style-name="P4" draw:layer="layout" svg:width="0.396cm" svg:height="0.344cm" svg:x="5.987cm" svg:y="24.464cm">
          <draw:text-box>
            <text:p text:style-name="P3"><text:span text:style-name="T1">R4</text:span></text:p>
          </draw:text-box>
        </draw:frame>
        <draw:frame draw:style-name="gr4" draw:text-style-name="P4" draw:layer="layout" svg:width="0.874cm" svg:height="0.344cm" svg:x="4.024cm" svg:y="24.913cm">
          <draw:text-box>
            <text:p text:style-name="P3"><text:span text:style-name="T1">GPI46</text:span></text:p>
          </draw:text-box>
        </draw:frame>
        <draw:frame draw:style-name="gr4" draw:text-style-name="P4" draw:layer="layout" svg:width="0.413cm" svg:height="0.344cm" svg:x="5.987cm" svg:y="24.913cm">
          <draw:text-box>
            <text:p text:style-name="P3"><text:span text:style-name="T1">G1</text:span></text:p>
          </draw:text-box>
        </draw:frame>
        <draw:frame draw:style-name="gr4" draw:text-style-name="P4" draw:layer="layout" svg:width="0.874cm" svg:height="0.344cm" svg:x="4.024cm" svg:y="25.362cm">
          <draw:text-box>
            <text:p text:style-name="P3"><text:span text:style-name="T1">GPI47</text:span></text:p>
          </draw:text-box>
        </draw:frame>
        <draw:frame draw:style-name="gr4" draw:text-style-name="P4" draw:layer="layout" svg:width="0.396cm" svg:height="0.344cm" svg:x="5.987cm" svg:y="25.362cm">
          <draw:text-box>
            <text:p text:style-name="P3"><text:span text:style-name="T1">R2</text:span></text:p>
          </draw:text-box>
        </draw:frame>
        <draw:frame draw:style-name="gr7" draw:text-style-name="P2" draw:layer="layout" svg:width="7.074cm" svg:height="4.454cm" svg:x="11.652cm" svg:y="14.866cm">
          <draw:image xlink:href="Pictures/10000001000001A000000106938A76E5.png" xlink:type="simple" xlink:show="embed" xlink:actuate="onLoad" draw:mime-type="image/png">
            <text:p/>
          </draw:image>
        </draw:frame>
        <draw:frame draw:style-name="gr7" draw:text-style-name="P2" draw:layer="layout" svg:width="7.005cm" svg:height="4.301cm" svg:x="11.699cm" svg:y="10.108cm">
          <draw:image xlink:href="Pictures/100000010000033C000001FD7B52A1A0.png" xlink:type="simple" xlink:show="embed" xlink:actuate="onLoad" draw:mime-type="image/png">
            <text:p/>
          </draw:image>
        </draw:frame>
        <draw:frame draw:style-name="gr7" draw:text-style-name="P2" draw:layer="layout" svg:width="6.952cm" svg:height="4.659cm" svg:x="11.662cm" svg:y="19.786cm">
          <draw:image xlink:href="Pictures/100000010000032A0000021FB0C1BB05.png" xlink:type="simple" xlink:show="embed" xlink:actuate="onLoad" draw:mime-type="image/png">
            <text:p/>
          </draw:image>
        </draw:frame>
        <draw:frame draw:style-name="gr4" draw:text-style-name="P4" draw:layer="layout" svg:width="0.874cm" svg:height="0.344cm" svg:x="4.024cm" svg:y="25.811cm">
          <draw:text-box>
            <text:p text:style-name="P3"><text:span text:style-name="T1">GPI48</text:span></text:p>
          </draw:text-box>
        </draw:frame>
        <draw:frame draw:style-name="gr4" draw:text-style-name="P4" draw:layer="layout" svg:width="0.396cm" svg:height="0.344cm" svg:x="5.987cm" svg:y="25.811cm">
          <draw:text-box>
            <text:p text:style-name="P3"><text:span text:style-name="T1">R3</text:span></text:p>
          </draw:text-box>
        </draw:frame>
        <draw:line draw:style-name="gr3" draw:text-style-name="P2" draw:layer="layout" svg:x1="3.927cm" svg:y1="23.966cm" svg:x2="10.924cm" svg:y2="23.966cm">
          <text:p/>
        </draw:line>
        <draw:frame draw:style-name="gr8" draw:text-style-name="P8" draw:layer="layout" svg:width="0.565cm" svg:height="0.5cm" svg:x="8cm" svg:y="23.5cm">
          <draw:text-box>
            <text:p text:style-name="P7"><text:span text:style-name="T1">TX0</text:span></text:p>
          </draw:text-box>
        </draw:frame>
        <draw:frame draw:style-name="gr8" draw:text-style-name="P8" draw:layer="layout" svg:width="0.603cm" svg:height="0.5cm" svg:x="8cm" svg:y="24cm">
          <draw:text-box>
            <text:p text:style-name="P7"><text:span text:style-name="T1">RX0</text:span></text:p>
          </draw:text-box>
        </draw:frame>
        <draw:frame draw:style-name="gr9" draw:text-style-name="P9" draw:layer="layout" svg:width="1.598cm" svg:height="0.5cm" svg:x="6cm" svg:y="21.25cm">
          <draw:text-box>
            <text:p text:style-name="P3"><text:span text:style-name="T1">TP_RESE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0T20:35:56.646895647</dc:date>
    <meta:editing-duration>PT2M38S</meta:editing-duration>
    <meta:editing-cycles>1</meta:editing-cycles>
    <meta:document-statistic meta:object-count="180"/>
    <meta:generator>LibreOffice/24.2.7.2$Linux_X86_64 LibreOffice_project/420$Build-2</meta:generator>
  </office:meta>
</office:document-meta>
</file>